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style:font-size-asian="20pt" style:font-size-complex="20pt"/>
    </style:style>
    <style:style style:name="P3" style:family="paragraph">
      <style:text-properties fo:font-size="26pt" style:font-size-asian="26pt" style:font-size-complex="26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14cm" svg:height="1.19cm" svg:x="3.964cm" svg:y="3.5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5.564cm" svg:y="3.5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7.164cm" svg:y="3.5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.614cm" svg:height="1.19cm" svg:x="8.764cm" svg:y="3.5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.614cm" svg:height="1.19cm" svg:x="10.364cm" svg:y="3.5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1.964cm" svg:y="3.5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13.564cm" svg:y="3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15.164cm" svg:y="3.5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2.464cm" svg:y="7.8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4.064cm" svg:y="7.8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1.614cm" svg:height="1.19cm" svg:x="5.664cm" svg:y="7.8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7.264cm" svg:y="7.8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1.964cm" svg:y="7.8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1.614cm" svg:height="1.19cm" svg:x="13.564cm" svg:y="7.8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5.164cm" svg:y="7.8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6.764cm" svg:y="7.8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9.571cm" svg:y1="4.781cm" svg:x2="6.471cm" svg:y2="7.891cm" draw:start-shape="id1" draw:start-glue-point="2" draw:end-shape="id2" draw:end-glue-point="0" svg:d="M9571 4781l-3100 3110" svg:viewBox="0 0 3101 3111">
          <text:p/>
        </draw:connector>
        <draw:connector draw:style-name="gr5" draw:text-style-name="P1" draw:layer="layout" draw:type="line" svg:x1="11.171cm" svg:y1="4.781cm" svg:x2="14.371cm" svg:y2="7.891cm" draw:start-shape="id3" draw:start-glue-point="2" draw:end-shape="id4" draw:end-glue-point="0" svg:d="M11171 4781l3200 3110" svg:viewBox="0 0 3201 3111">
          <text:p/>
        </draw:connector>
        <draw:frame draw:style-name="gr6" draw:text-style-name="P3" draw:layer="layout" svg:width="11.473cm" svg:height="1.28cm" svg:x="7.962cm" svg:y="1.235cm">
          <draw:text-box>
            <text:p text:style-name="P3"><text:span text:style-name="T2">count = 11</text:span></text:p>
          </draw:text-box>
        </draw:frame>
        <draw:frame draw:style-name="gr7" draw:layer="layout" svg:width="0.853cm" svg:height="0.962cm" svg:x="2.85cm" svg:y="6.879cm">
          <draw:text-box>
            <text:p>0</text:p>
          </draw:text-box>
        </draw:frame>
        <draw:frame draw:style-name="gr7" draw:layer="layout" svg:width="0.853cm" svg:height="0.962cm" svg:x="4.451cm" svg:y="6.879cm">
          <draw:text-box>
            <text:p>1</text:p>
          </draw:text-box>
        </draw:frame>
        <draw:frame draw:style-name="gr7" draw:layer="layout" svg:width="0.853cm" svg:height="0.962cm" svg:x="6.052cm" svg:y="6.879cm">
          <draw:text-box>
            <text:p>2</text:p>
          </draw:text-box>
        </draw:frame>
        <draw:frame draw:style-name="gr7" draw:layer="layout" svg:width="0.853cm" svg:height="0.962cm" svg:x="7.653cm" svg:y="6.879cm">
          <draw:text-box>
            <text:p>3</text:p>
          </draw:text-box>
        </draw:frame>
        <draw:frame draw:style-name="gr7" draw:layer="layout" svg:width="0.853cm" svg:height="0.962cm" svg:x="12.35cm" svg:y="6.879cm">
          <draw:text-box>
            <text:p>4</text:p>
          </draw:text-box>
        </draw:frame>
        <draw:frame draw:style-name="gr7" draw:layer="layout" svg:width="0.853cm" svg:height="0.962cm" svg:x="13.951cm" svg:y="6.879cm">
          <draw:text-box>
            <text:p>5</text:p>
          </draw:text-box>
        </draw:frame>
        <draw:frame draw:style-name="gr7" draw:layer="layout" svg:width="0.853cm" svg:height="0.962cm" svg:x="15.552cm" svg:y="6.879cm">
          <draw:text-box>
            <text:p>6</text:p>
          </draw:text-box>
        </draw:frame>
        <draw:frame draw:style-name="gr7" draw:layer="layout" svg:width="0.853cm" svg:height="0.962cm" svg:x="17.153cm" svg:y="6.879cm">
          <draw:text-box>
            <text:p>7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25T01:41:23.789341903</meta:creation-date>
    <dc:date>2016-08-25T02:07:36.556759583</dc:date>
    <dc:creator>elucterio </dc:creator>
    <meta:editing-duration>PT19M47S</meta:editing-duration>
    <meta:editing-cycles>9</meta:editing-cycles>
    <meta:generator>LibreOffice/4.2.8.2$Linux_X86_64 LibreOffice_project/420m0$Build-2</meta:generator>
    <meta:document-statistic meta:object-count="27"/>
  </office:meta>
</office:document-meta>
</file>